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60000012791FED966ECB37EEB.png" manifest:media-type="image/png"/>
  <manifest:file-entry manifest:full-path="Pictures/10000001000002D2000001AAE120A8026787B05B.png" manifest:media-type="image/png"/>
  <manifest:file-entry manifest:full-path="Pictures/1000000100000276000000C41ECD0166C494C125.png" manifest:media-type="image/png"/>
  <manifest:file-entry manifest:full-path="Pictures/10000001000002D8000001084A35644C7674308F.png" manifest:media-type="image/png"/>
  <manifest:file-entry manifest:full-path="Pictures/10000001000002760000019DEAC26795DE6606CC.png" manifest:media-type="image/png"/>
  <manifest:file-entry manifest:full-path="Pictures/100000010000027600000154D3D10ACC2C186F22.png" manifest:media-type="image/png"/>
  <manifest:file-entry manifest:full-path="Pictures/10000001000002DF000002FBAF7F88184ED914D8.png" manifest:media-type="image/png"/>
  <manifest:file-entry manifest:full-path="Pictures/10000001000002D800000108CED95BF7F711C6A0.png" manifest:media-type="image/png"/>
  <manifest:file-entry manifest:full-path="Pictures/1000000100000276000002CEDFF63EF3AD4FE9FA.png" manifest:media-type="image/png"/>
  <manifest:file-entry manifest:full-path="Pictures/10000001000002E30000012FA3CEC9C18BABDC5D.png" manifest:media-type="image/png"/>
  <manifest:file-entry manifest:full-path="Pictures/10000001000002E30000012C9041AB61ADA3AFE3.png" manifest:media-type="image/png"/>
  <manifest:file-entry manifest:full-path="Pictures/10000001000002E3000004162FDBE90FF49C6246.png" manifest:media-type="image/png"/>
  <manifest:file-entry manifest:full-path="Pictures/10000001000002D2000001AA1328571C6EF4B1EC.png" manifest:media-type="image/png"/>
  <manifest:file-entry manifest:full-path="Pictures/10000001000002760000019D74C38EB7B77D4DB0.png" manifest:media-type="image/png"/>
  <manifest:file-entry manifest:full-path="Pictures/1000000100000276000000C4DC14E49534DF850C.png" manifest:media-type="image/png"/>
  <manifest:file-entry manifest:full-path="Pictures/10000001000002D800000108CCBBE045AFCD63DB.png" manifest:media-type="image/png"/>
  <manifest:file-entry manifest:full-path="Pictures/10000001000002760000016137432620187B884F.png" manifest:media-type="image/png"/>
  <manifest:file-entry manifest:full-path="Pictures/10000001000002D80000012EC111CAA74A05D3D4.png" manifest:media-type="image/png"/>
  <manifest:file-entry manifest:full-path="Pictures/10000001000002760000019DADC070E799B69FB0.png" manifest:media-type="image/png"/>
  <manifest:file-entry manifest:full-path="Pictures/10000001000002760000019D86DCA17CB613EE9B.png" manifest:media-type="image/png"/>
  <manifest:file-entry manifest:full-path="Pictures/100000010000027600000213AC267C71A3D99D64.png" manifest:media-type="image/png"/>
  <manifest:file-entry manifest:full-path="Pictures/10000001000002760000019D9DFB11D443639169.png" manifest:media-type="image/png"/>
  <manifest:file-entry manifest:full-path="Pictures/10000001000002D8000001081460D594C1505F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a46" officeooo:paragraph-rsid="00175a46"/>
    </style:style>
    <style:style style:name="P2" style:family="paragraph" style:parent-style-name="Standard">
      <style:text-properties officeooo:rsid="00175a46" officeooo:paragraph-rsid="001787c2"/>
    </style:style>
    <style:style style:name="P3" style:family="paragraph" style:parent-style-name="Standard">
      <style:text-properties officeooo:rsid="001787c2" officeooo:paragraph-rsid="001787c2"/>
    </style:style>
    <style:style style:name="T1" style:family="text">
      <style:text-properties officeooo:rsid="001787c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2" draw:name="Image1" text:anchor-type="char" svg:width="16.669cm" svg:height="9.34cm" draw:z-index="0"><draw:image xlink:href="Pictures/10000001000002760000016137432620187B884F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<draw:frame draw:style-name="fr3" draw:name="Image2" text:anchor-type="char" svg:width="17cm" svg:height="6.969cm" draw:z-index="1"><draw:image xlink:href="Pictures/10000001000002E30000012FA3CEC9C18BABDC5D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/text:p>
      <text:p text:style-name="P1"><text:soft-page-break/>2.</text:p>
      <text:p text:style-name="P1"><draw:frame draw:style-name="fr2" draw:name="Image3" text:anchor-type="char" svg:width="16.669cm" svg:height="18.997cm" draw:z-index="2"><draw:image xlink:href="Pictures/1000000100000276000002CEDFF63EF3AD4FE9F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4" text:anchor-type="char" svg:width="17cm" svg:height="24.061cm" draw:z-index="3"><draw:image xlink:href="Pictures/10000001000002E3000004162FDBE90FF49C624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<text:soft-page-break/>4.</text:p>
      <text:p text:style-name="P1"><draw:frame draw:style-name="fr2" draw:name="Image5" text:anchor-type="char" svg:width="16.669cm" svg:height="8.996cm" draw:z-index="4"><draw:image xlink:href="Pictures/100000010000027600000154D3D10ACC2C186F2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"><draw:frame draw:style-name="fr3" draw:name="Image6" text:anchor-type="char" svg:width="17cm" svg:height="6.9cm" draw:z-index="5"><draw:image xlink:href="Pictures/10000001000002E30000012C9041AB61ADA3AFE3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/text:p>
      <text:p text:style-name="P1"><text:soft-page-break/>5.</text:p>
      <text:p text:style-name="P1"><draw:frame draw:style-name="fr5" draw:name="Image7" text:anchor-type="char" svg:width="16.669cm" svg:height="10.927cm" draw:z-index="6"><draw:image xlink:href="Pictures/10000001000002760000019DEAC26795DE6606C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3" draw:name="Image8" text:anchor-type="char" svg:width="17cm" svg:height="7.052cm" draw:z-index="7"><draw:image xlink:href="Pictures/10000001000002D80000012EC111CAA74A05D3D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</text:p>
      <text:p text:style-name="P1"/>
      <text:p text:style-name="P1"><draw:frame draw:style-name="fr2" draw:name="Image9" text:anchor-type="char" svg:width="16.669cm" svg:height="10.927cm" draw:z-index="8"><draw:image xlink:href="Pictures/10000001000002760000019D74C38EB7B77D4DB0.png" xlink:type="simple" xlink:show="embed" xlink:actuate="onLoad" draw:mime-type="image/png"/></draw:frame><text:tab/><text:tab/><text:tab/><text:tab/><text:tab/><text:tab/><text:tab/><text:tab/><text:tab/><text:tab/><text:tab/><text:tab/><text:tab/><text:tab/><text:tab/><draw:frame draw:style-name="fr4" draw:name="Image10" text:anchor-type="char" svg:x="-0.205cm" svg:y="11.906cm" svg:width="16.669cm" svg:height="10.927cm" draw:z-index="9"><draw:image xlink:href="Pictures/10000001000002760000019DADC070E799B69FB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3" draw:name="Image11" text:anchor-type="char" svg:width="17cm" svg:height="6.165cm" draw:z-index="10"><draw:image xlink:href="Pictures/10000001000002D800000108CCBBE045AFCD63DB.png" xlink:type="simple" xlink:show="embed" xlink:actuate="onLoad" draw:mime-type="image/png"/></draw:frame><text:soft-page-break/><text:tab/><text:tab/><text:tab/><text:tab/><text:tab/><text:tab/></text:p>
      <text:p text:style-name="P1">8.</text:p>
      <text:p text:style-name="P1"><draw:frame draw:style-name="fr5" draw:name="Image12" text:anchor-type="char" svg:width="16.669cm" svg:height="10.927cm" draw:z-index="11"><draw:image xlink:href="Pictures/10000001000002760000019D86DCA17CB613EE9B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2"><draw:frame draw:style-name="fr3" draw:name="Image13" text:anchor-type="char" svg:width="17cm" svg:height="6.165cm" draw:z-index="12"><draw:image xlink:href="Pictures/10000001000002D8000001081460D594C1505F77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"><text:soft-page-break/><text:tab/><text:span text:style-name="T1">9.</text:span></text:p>
      <text:p text:style-name="P2"><draw:frame draw:style-name="fr2" draw:name="Image14" text:anchor-type="char" svg:width="16.669cm" svg:height="10.927cm" draw:z-index="13"><draw:image xlink:href="Pictures/10000001000002760000019D9DFB11D443639169.png" xlink:type="simple" xlink:show="embed" xlink:actuate="onLoad" draw:mime-type="image/png"/></draw:frame><draw:frame draw:style-name="fr4" draw:name="Image15" text:anchor-type="char" svg:x="0.45cm" svg:y="12.065cm" svg:width="17cm" svg:height="6.165cm" draw:z-index="14"><draw:image xlink:href="Pictures/10000001000002D800000108CED95BF7F711C6A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/text:p>
      <text:p text:style-name="P3"><text:soft-page-break/>10.</text:p>
      <text:p text:style-name="P3"><draw:frame draw:style-name="fr2" draw:name="Image16" text:anchor-type="char" svg:width="16.669cm" svg:height="14.049cm" draw:z-index="15"><draw:image xlink:href="Pictures/100000010000027600000213AC267C71A3D99D6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draw:frame draw:style-name="fr4" draw:name="Image17" text:anchor-type="char" svg:x="0.106cm" svg:y="14.764cm" svg:width="17cm" svg:height="6.165cm" draw:z-index="16"><draw:image xlink:href="Pictures/10000001000002D8000001084A35644C7674308F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3.</text:p>
      <text:p text:style-name="P3"><draw:frame draw:style-name="fr2" draw:name="Image18" text:anchor-type="char" svg:width="16.669cm" svg:height="5.186cm" draw:z-index="17"><draw:image xlink:href="Pictures/1000000100000276000000C41ECD0166C494C125.png" xlink:type="simple" xlink:show="embed" xlink:actuate="onLoad" draw:mime-type="image/png"/></draw:frame><draw:frame draw:style-name="fr4" draw:name="Image19" text:anchor-type="char" svg:x="-0.159cm" svg:y="6.694cm" svg:width="17cm" svg:height="17.648cm" draw:z-index="18"><draw:image xlink:href="Pictures/10000001000002DF000002FBAF7F88184ED914D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text:soft-page-break/>14.</text:p>
      <text:p text:style-name="P3"><draw:frame draw:style-name="fr2" draw:name="Image20" text:anchor-type="char" svg:width="16.669cm" svg:height="5.186cm" draw:z-index="19"><draw:image xlink:href="Pictures/1000000100000276000000C4DC14E49534DF850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"><draw:frame draw:style-name="fr3" draw:name="Image21" text:anchor-type="char" svg:width="17cm" svg:height="10.029cm" draw:z-index="20"><draw:image xlink:href="Pictures/10000001000002D2000001AAE120A8026787B05B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tab/><text:tab/><text:tab/><text:tab/><text:tab/></text:p>
      <text:p text:style-name="P3"><text:soft-page-break/>17.</text:p>
      <text:p text:style-name="P3"><draw:frame draw:style-name="fr2" draw:name="Image22" text:anchor-type="char" svg:width="16.669cm" svg:height="7.805cm" draw:z-index="21"><draw:image xlink:href="Pictures/10000001000002760000012791FED966ECB37EE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3"><draw:frame draw:style-name="fr1" draw:name="Image23" text:anchor-type="char" svg:width="17cm" svg:height="10.029cm" draw:z-index="22"><draw:image xlink:href="Pictures/10000001000002D2000001AA1328571C6EF4B1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09:27:01.100467730</meta:creation-date>
    <dc:date>2023-12-30T09:44:45.581387412</dc:date>
    <meta:editing-duration>PT7M14S</meta:editing-duration>
    <meta:editing-cycles>1</meta:editing-cycles>
    <meta:document-statistic meta:table-count="0" meta:image-count="23" meta:object-count="0" meta:page-count="12" meta:paragraph-count="33" meta:word-count="11" meta:character-count="430" meta:non-whitespace-character-count="26"/>
    <meta:generator>LibreOffice/7.3.7.2$Linux_X86_64 LibreOffice_project/30$Build-2</meta:generator>
  </office:meta>
</office:document-meta>
</file>